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'Trebuchet MS', 'Lucida Grande', Verdana, sans-serif"/>
    <style:font-face style:name="Calibri" svg:font-family="Calibri, sans-serif"/>
    <style:font-face style:name="Consolas1" svg:font-family="Consolas"/>
    <style:font-face style:name="Times New Roman1" svg:font-family="'Times New Roman'"/>
    <style:font-face style:name="Times New Roman" svg:font-family="'Times New Roman', serif"/>
    <style:font-face style:name="Serif" svg:font-family="Serif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erif" fo:font-size="16pt" officeooo:paragraph-rsid="00199b48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199b4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99b48"/>
    </style:style>
    <style:style style:name="P4" style:family="paragraph" style:parent-style-name="Text_20_body">
      <style:paragraph-properties fo:margin-left="1.27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style:font-name="serif" fo:font-size="20pt" officeooo:paragraph-rsid="00199b48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serif" fo:font-weight="normal" officeooo:rsid="002705ac" officeooo:paragraph-rsid="002705a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erif" fo:font-weight="normal" officeooo:rsid="002705ac" officeooo:paragraph-rsid="002a139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erif" fo:font-weight="normal" officeooo:rsid="002a1393" officeooo:paragraph-rsid="002a139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erif" fo:font-weight="normal" officeooo:rsid="002a4f8d" officeooo:paragraph-rsid="002a4f8d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erif" fo:font-weight="normal" officeooo:rsid="002aa4ac" officeooo:paragraph-rsid="002aa4a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serif" fo:font-weight="normal" officeooo:rsid="002b7f44" officeooo:paragraph-rsid="002b7f4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199b4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erif" fo:font-weight="bold" officeooo:rsid="002b7f44" officeooo:paragraph-rsid="002b7f44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erif" fo:font-weight="bold" officeooo:rsid="002a4f8d" officeooo:paragraph-rsid="002a4f8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erif" fo:font-weight="bold" officeooo:rsid="002aa4ac" officeooo:paragraph-rsid="002aa4ac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2d4e75" officeooo:paragraph-rsid="002d4e75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paragraph-rsid="002705ac"/>
    </style:style>
    <style:style style:name="P18" style:family="paragraph" style:parent-style-name="Standard">
      <style:paragraph-properties fo:text-align="start" style:justify-single-word="false"/>
      <style:text-properties officeooo:paragraph-rsid="002aa4ac"/>
    </style:style>
    <style:style style:name="P19" style:family="paragraph" style:parent-style-name="Standard">
      <style:paragraph-properties fo:text-align="justify" style:justify-single-word="false"/>
      <style:text-properties style:font-name="Times New Roman2" fo:font-size="12pt" officeooo:rsid="002aa4ac" officeooo:paragraph-rsid="002aa4ac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Times New Roman2" fo:font-weight="bold" officeooo:rsid="00047a92" officeooo:paragraph-rsid="00199b48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2" fo:font-weight="normal" officeooo:rsid="002705ac" officeooo:paragraph-rsid="002705a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2" fo:font-weight="normal" officeooo:rsid="002705ac" officeooo:paragraph-rsid="002705a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2" officeooo:rsid="002a1393" officeooo:paragraph-rsid="002a1393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erif" fo:font-size="12pt" fo:font-style="normal" fo:font-weight="normal" officeooo:rsid="0020b0cc" officeooo:paragraph-rsid="00199b48" style:font-size-asian="10.5pt" style:font-style-asian="normal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officeooo:rsid="002d4e75" officeooo:paragraph-rsid="002d4e75"/>
    </style:style>
    <style:style style:name="P26" style:family="paragraph" style:parent-style-name="Standard">
      <style:paragraph-properties fo:text-align="justify" style:justify-single-word="false"/>
      <style:text-properties officeooo:rsid="002d4e75" officeooo:paragraph-rsid="002d4e75"/>
    </style:style>
    <style:style style:name="P27" style:family="paragraph" style:parent-style-name="Standard">
      <style:paragraph-properties fo:text-align="start" style:justify-single-word="false"/>
      <style:text-properties style:font-name="Serif" fo:font-weight="bold" officeooo:rsid="00047a92" officeooo:paragraph-rsid="002b7f44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2a1393"/>
    </style:style>
    <style:style style:name="P29" style:family="paragraph" style:parent-style-name="Standard">
      <style:paragraph-properties fo:text-align="justify" style:justify-single-word="false"/>
      <style:text-properties officeooo:paragraph-rsid="002ea775"/>
    </style:style>
    <style:style style:name="P30" style:family="paragraph" style:parent-style-name="Standard">
      <style:paragraph-properties fo:text-align="justify" style:justify-single-word="false"/>
      <style:text-properties officeooo:paragraph-rsid="002aa4ac"/>
    </style:style>
    <style:style style:name="T1" style:family="text">
      <style:text-properties style:font-name="serif" fo:font-weight="bold" style:font-weight-asian="bold" style:font-weight-complex="bold"/>
    </style:style>
    <style:style style:name="T2" style:family="text">
      <style:text-properties style:font-name="serif" fo:font-weight="bold" officeooo:rsid="00047a92" style:font-weight-asian="bold" style:font-weight-complex="bold"/>
    </style:style>
    <style:style style:name="T3" style:family="text">
      <style:text-properties style:font-name="serif" fo:font-weight="bold" officeooo:rsid="0021684f" style:font-weight-asian="bold" style:font-weight-complex="bold"/>
    </style:style>
    <style:style style:name="T4" style:family="text">
      <style:text-properties officeooo:rsid="00123820"/>
    </style:style>
    <style:style style:name="T5" style:family="text">
      <style:text-properties fo:color="#000080" style:font-name="Consolas" fo:font-size="10pt" fo:font-style="normal" fo:font-weight="bold" style:font-size-asian="10pt" style:font-style-asian="normal" style:font-weight-asian="bold"/>
    </style:style>
    <style:style style:name="T6" style:family="text">
      <style:text-properties fo:color="#000080" style:font-name="Consolas" fo:font-size="10pt" fo:font-style="normal" fo:font-weight="bold" fo:background-color="#efefef" loext:char-shading-value="0" style:font-size-asian="10pt" style:font-style-asian="normal" style:font-weight-asian="bold"/>
    </style:style>
    <style:style style:name="T7" style:family="text">
      <style:text-properties fo:color="#000000" style:font-name="Consolas" fo:font-size="10pt" fo:font-style="normal" style:font-size-asian="10pt" style:font-style-asian="normal"/>
    </style:style>
    <style:style style:name="T8" style:family="text">
      <style:text-properties fo:color="#000000" style:font-name="Consolas" fo:font-size="10pt" fo:font-style="normal" fo:font-weight="normal" style:font-size-asian="10pt" style:font-style-asian="normal" style:font-weight-asian="normal"/>
    </style:style>
    <style:style style:name="T9" style:family="text">
      <style:text-properties fo:color="#000000" style:font-name="Consolas" fo:font-size="10pt" fo:font-style="normal" fo:background-color="#efefef" loext:char-shading-value="0" style:font-size-asian="10pt" style:font-style-asian="normal"/>
    </style:style>
    <style:style style:name="T10" style:family="text">
      <style:text-properties fo:color="#000000" style:font-name="Consolas" fo:font-size="10pt" fo:font-style="italic" fo:font-weight="normal" style:font-size-asian="10pt" style:font-style-asian="italic" style:font-weight-asian="normal"/>
    </style:style>
    <style:style style:name="T11" style:family="text">
      <style:text-properties fo:color="#000000" style:font-name="Consolas" fo:font-size="10pt" fo:font-style="italic" style:font-size-asian="10pt" style:font-style-asian="italic"/>
    </style:style>
    <style:style style:name="T12" style:family="text">
      <style:text-properties fo:color="#660e7a" style:font-name="Consolas" fo:font-size="10pt" fo:font-style="normal" fo:font-weight="bold" style:font-size-asian="10pt" style:font-style-asian="normal" style:font-weight-asian="bold"/>
    </style:style>
    <style:style style:name="T13" style:family="text">
      <style:text-properties fo:color="#660e7a" style:font-name="Consolas" fo:font-size="10pt" fo:font-style="italic" fo:font-weight="bold" style:font-size-asian="10pt" style:font-style-asian="italic" style:font-weight-asian="bold"/>
    </style:style>
    <style:style style:name="T14" style:family="text">
      <style:text-properties fo:color="#808000" style:font-name="Consolas" fo:font-size="10pt" fo:font-style="normal" style:font-size-asian="10pt" style:font-style-asian="normal"/>
    </style:style>
    <style:style style:name="T15" style:family="text">
      <style:text-properties fo:color="#808000" style:font-name="Consolas" fo:font-size="10pt" fo:font-style="normal" fo:font-weight="normal" style:font-size-asian="10pt" style:font-style-asian="normal" style:font-weight-asian="normal"/>
    </style:style>
    <style:style style:name="T16" style:family="text">
      <style:text-properties fo:color="#0000ff" style:font-name="Consolas" fo:font-size="10pt" fo:font-style="normal" style:font-size-asian="10pt" style:font-style-asian="normal"/>
    </style:style>
    <style:style style:name="T17" style:family="text">
      <style:text-properties fo:color="#0000ff" style:font-name="Consolas" fo:font-size="10pt" fo:font-style="normal" fo:font-weight="normal" style:font-size-asian="10pt" style:font-style-asian="normal" style:font-weight-asian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20" style:family="text">
      <style:text-properties fo:font-variant="normal" fo:text-transform="none" fo:color="#000000" style:font-name="Times New Roman" fo:font-size="12pt" fo:letter-spacing="normal" fo:font-style="normal" fo:font-weight="normal" officeooo:rsid="0027067c" style:font-weight-asian="bold" style:font-weight-complex="bold"/>
    </style:style>
    <style:style style:name="T21" style:family="text">
      <style:text-properties fo:font-variant="normal" fo:text-transform="none" fo:color="#000000" style:font-name="Times New Roman" fo:font-size="12pt" fo:letter-spacing="normal" fo:font-style="normal" fo:font-weight="normal" officeooo:rsid="002a1393" style:font-weight-asian="bold" style:font-weight-complex="bold"/>
    </style:style>
    <style:style style:name="T22" style:family="text">
      <style:text-properties fo:font-variant="normal" fo:text-transform="none" fo:color="#000000" style:font-name="Times New Roman" fo:font-size="12pt" fo:letter-spacing="normal" fo:font-style="normal" fo:font-weight="normal" officeooo:rsid="002a4f8d" style:font-weight-asian="bold" style:font-weight-complex="bold"/>
    </style:style>
    <style:style style:name="T23" style:family="text">
      <style:text-properties fo:font-variant="normal" fo:text-transform="none" fo:color="#000000" style:font-name="Times New Roman" fo:font-size="12pt" fo:letter-spacing="normal" fo:font-style="normal" fo:font-weight="normal" officeooo:rsid="002a23d0" style:font-weight-asian="bold" style:font-weight-complex="bold"/>
    </style:style>
    <style:style style:name="T24" style:family="text">
      <style:text-properties fo:font-variant="normal" fo:text-transform="none" fo:color="#000000" style:font-name="Times New Roman" fo:font-size="12pt" fo:letter-spacing="normal" fo:font-style="normal" fo:font-weight="normal" officeooo:rsid="002c0eac"/>
    </style:style>
    <style:style style:name="T25" style:family="text">
      <style:text-properties fo:font-variant="normal" fo:text-transform="none" fo:color="#000000" style:font-name="Times New Roman" fo:font-size="12pt" fo:letter-spacing="normal" fo:font-style="normal" fo:font-weight="normal" officeooo:rsid="002ea775"/>
    </style:style>
    <style:style style:name="T26" style:family="text">
      <style:text-properties fo:font-variant="normal" fo:text-transform="none" fo:color="#000000" style:font-name="Times New Roman" fo:font-size="12pt" fo:letter-spacing="normal" fo:font-style="normal" style:font-weight-asian="bold" style:font-weight-complex="bold"/>
    </style:style>
    <style:style style:name="T27" style:family="text">
      <style:text-properties fo:font-variant="normal" fo:text-transform="none" fo:color="#000000" style:font-name="Times New Roman" fo:font-size="12pt" fo:letter-spacing="normal" fo:font-style="normal" officeooo:rsid="0027067c" style:font-weight-asian="bold" style:font-weight-complex="bold"/>
    </style:style>
    <style:style style:name="T28" style:family="text">
      <style:text-properties fo:font-variant="normal" fo:text-transform="none" fo:color="#000000" style:font-name="Times New Roman" fo:font-size="12pt" fo:letter-spacing="normal" fo:font-style="normal" officeooo:rsid="002a4f8d" style:font-weight-asian="bold" style:font-weight-complex="bold"/>
    </style:style>
    <style:style style:name="T29" style:family="text">
      <style:text-properties fo:font-variant="normal" fo:text-transform="none" fo:color="#000000" style:font-name="Times New Roman" fo:font-size="12pt" fo:letter-spacing="normal" fo:font-style="normal" officeooo:rsid="0027067c"/>
    </style:style>
    <style:style style:name="T30" style:family="text">
      <style:text-properties fo:font-variant="normal" fo:text-transform="none" fo:color="#000000" style:font-name="Times New Roman1" fo:font-size="12pt" fo:letter-spacing="normal" fo:font-style="normal" fo:font-weight="normal" officeooo:rsid="002a4f8d" style:font-weight-asian="bold" style:font-weight-complex="bold"/>
    </style:style>
    <style:style style:name="T31" style:family="text">
      <style:text-properties fo:font-variant="normal" fo:text-transform="none" fo:color="#000000" style:font-name="Times New Roman1" fo:font-size="12pt" fo:letter-spacing="normal" fo:font-style="normal" fo:font-weight="normal" officeooo:rsid="002aa4ac" style:font-weight-asian="bold" style:font-weight-complex="bold"/>
    </style:style>
    <style:style style:name="T32" style:family="text">
      <style:text-properties fo:font-variant="normal" fo:text-transform="none" fo:color="#000000" fo:font-size="12pt" fo:letter-spacing="normal" fo:font-style="normal"/>
    </style:style>
    <style:style style:name="T33" style:family="text">
      <style:text-properties fo:font-variant="normal" fo:text-transform="none" fo:color="#000000" fo:font-size="12pt" fo:letter-spacing="normal" fo:font-style="normal" fo:font-weight="normal" style:font-weight-asian="bold" style:font-weight-complex="bold"/>
    </style:style>
    <style:style style:name="T34" style:family="text">
      <style:text-properties fo:font-variant="normal" fo:text-transform="none" fo:color="#000000" fo:font-size="12pt" fo:letter-spacing="normal" fo:font-style="normal" fo:font-weight="normal" officeooo:rsid="0027067c" style:font-weight-asian="bold" style:font-weight-complex="bold"/>
    </style:style>
    <style:style style:name="T35" style:family="text">
      <style:text-properties fo:font-variant="normal" fo:text-transform="none" fo:color="#000000" fo:font-size="12pt" fo:letter-spacing="normal" fo:font-style="normal" style:font-weight-asian="bold" style:font-weight-complex="bold"/>
    </style:style>
    <style:style style:name="T36" style:family="text">
      <style:text-properties fo:font-variant="normal" fo:text-transform="none" fo:color="#000000" fo:font-size="12pt" fo:letter-spacing="normal" fo:font-style="normal" officeooo:rsid="00047a92" style:font-weight-asian="bold" style:font-weight-complex="bold"/>
    </style:style>
    <style:style style:name="T37" style:family="text">
      <style:text-properties fo:font-variant="normal" fo:text-transform="none" fo:color="#000000" fo:font-size="12pt" fo:letter-spacing="normal" fo:font-style="normal" officeooo:rsid="00292e61" style:font-weight-asian="bold" style:font-weight-complex="bold"/>
    </style:style>
    <style:style style:name="T38" style:family="text">
      <style:text-properties fo:font-variant="normal" fo:text-transform="none" fo:color="#000000" fo:font-size="12pt" fo:letter-spacing="normal" fo:font-style="normal" officeooo:rsid="0027067c" style:font-weight-asian="bold" style:font-weight-complex="bold"/>
    </style:style>
    <style:style style:name="T39" style:family="text">
      <style:text-properties fo:font-variant="normal" fo:text-transform="none" fo:color="#000000" fo:font-size="12pt" fo:letter-spacing="normal" fo:font-style="normal" officeooo:rsid="002b7f44"/>
    </style:style>
    <style:style style:name="T40" style:family="text">
      <style:text-properties fo:font-variant="normal" fo:text-transform="none" fo:color="#000000" style:font-name="Times New Roman2" fo:font-size="12pt" fo:letter-spacing="normal" fo:font-style="normal" fo:font-weight="normal" officeooo:rsid="002a4f8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font-name="Times New Roman2" fo:font-size="12pt" fo:letter-spacing="normal" fo:font-style="normal" fo:font-weight="normal" officeooo:rsid="002aa4ac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font-name="Times New Roman2" fo:font-size="12pt" fo:letter-spacing="normal" fo:font-style="italic" fo:font-weight="normal" officeooo:rsid="002a4f8d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fo:letter-spacing="normal" fo:font-style="normal" fo:font-weight="normal" style:font-weight-asian="bold" style:font-weight-complex="bold"/>
    </style:style>
    <style:style style:name="T44" style:family="text">
      <style:text-properties fo:font-variant="normal" fo:text-transform="none" fo:color="#808080" style:font-name="Consolas1" fo:font-size="10pt" fo:letter-spacing="normal" fo:font-style="italic" officeooo:rsid="0027067c" style:font-size-asian="10pt" style:font-style-asian="italic" style:font-weight-complex="bold"/>
    </style:style>
    <style:style style:name="T45" style:family="text">
      <style:text-properties fo:font-variant="normal" fo:text-transform="none" fo:color="#000080" style:font-name="Consolas1" fo:font-size="10pt" fo:letter-spacing="normal" fo:font-style="normal" fo:font-weight="bold" officeooo:rsid="0027067c" style:font-size-asian="10pt" style:font-style-asian="normal" style:font-weight-asian="bold" style:font-weight-complex="bold"/>
    </style:style>
    <style:style style:name="T46" style:family="text">
      <style:text-properties fo:font-variant="normal" fo:text-transform="none" fo:color="#000080" style:font-name="Consolas1" fo:font-size="10pt" fo:letter-spacing="normal" fo:font-style="normal" fo:font-weight="bold" style:font-size-asian="10pt" style:font-style-asian="normal" style:font-weight-asian="bold" style:font-weight-complex="bold"/>
    </style:style>
    <style:style style:name="T47" style:family="text">
      <style:text-properties fo:font-variant="normal" fo:text-transform="none" fo:color="#000080" style:font-name="Consolas1" fo:font-size="10pt" fo:letter-spacing="normal" fo:font-style="normal" fo:font-weight="bold" style:font-size-asian="10pt" style:font-style-asian="normal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Krzysztof Bieniasz</text:p>
      <text:p text:style-name="P1"/>
      <text:p text:style-name="P3"><text:span text:style-name="T1">Sprawozdanie </text:span><text:span text:style-name="T2">do laboratorium</text:span><text:span text:style-name="T1"> nr </text:span><text:span text:style-name="T3">9</text:span><text:span text:style-name="T2"> z zajęć Teoria Współbieżności</text:span></text:p>
      <text:p text:style-name="P2"/>
      <text:p text:style-name="P2">Zadanie <text:span text:style-name="T4">1.</text:span></text:p>
      <text:p text:style-name="P20"/>
      <text:p text:style-name="P21">Oba zadania polegały na zaimplementowaniu z użyciem <text:span text:style-name="T36">JCSP rozwiązani</text:span><text:span text:style-name="T37">a</text:span><text:span text:style-name="T36"> problemu producenta <text:line-break/>i konsumenta z buforem </text:span><text:span text:style-name="T35">N-</text:span><text:span text:style-name="T36">elementowym tak, aby każdy element bufora był reprezentowany przez odrębny proces (taki wariant ma praktyczne uzasadnienie w sytuacji, gdy pamięć lokalna procesora wykonującego proces bufora jest na tyle mała, że mieści tylko jedną porcję). </text:span><text:span text:style-name="T35">W zadaniu pierwszym </text:span><text:span text:style-name="T38">kolejność umieszczania wyprodukowanych elementów w buforze oraz kolejność pobierania nie miała znaczenia.</text:span></text:p>
      <text:p text:style-name="P22"><text:span text:style-name="T38"/></text:p>
      <text:p text:style-name="P23"><text:span text:style-name="T34">D</text:span><text:span text:style-name="T33">la wygody stworzyłem projekt z wykorzystaniem maven-a i w pliku konfiguracyjnym pom.xml dodałem zależność zapewniającą dostęp do pakietu JCSP.</text:span></text:p>
      <text:p text:style-name="P7"><text:span text:style-name="T20"/></text:p>
      <text:p text:style-name="P6"><text:span text:style-name="T44">&lt;!-- https://mvnrepository.com/artifact/org.codehaus.jcsp/jcsp --&gt;</text:span><text:line-break/><text:span text:style-name="T9">&lt;</text:span><text:span text:style-name="T6">dependency</text:span><text:span text:style-name="T9">&gt;</text:span><text:line-break/><text:span text:style-name="T7"> <text:s text:c="3"/></text:span><text:span text:style-name="T9">&lt;</text:span><text:span text:style-name="T6">groupId</text:span><text:span text:style-name="T9">&gt;</text:span><text:span text:style-name="T7">org.codehaus.jcsp</text:span><text:span text:style-name="T9">&lt;/</text:span><text:span text:style-name="T6">groupId</text:span><text:span text:style-name="T9">&gt;</text:span><text:line-break/><text:span text:style-name="T7"> <text:s text:c="3"/></text:span><text:span text:style-name="T9">&lt;</text:span><text:span text:style-name="T6">artifactId</text:span><text:span text:style-name="T9">&gt;</text:span><text:span text:style-name="T7">jcsp</text:span><text:span text:style-name="T9">&lt;/</text:span><text:span text:style-name="T6">artifactId</text:span><text:span text:style-name="T9">&gt;</text:span><text:line-break/><text:span text:style-name="T7"> <text:s text:c="3"/></text:span><text:span text:style-name="T9">&lt;</text:span><text:span text:style-name="T6">version</text:span><text:span text:style-name="T9">&gt;</text:span><text:span text:style-name="T7">1.1-rc5</text:span><text:span text:style-name="T9">&lt;/</text:span><text:span text:style-name="T6">version</text:span><text:span text:style-name="T9">&gt;</text:span><text:line-break/><text:span text:style-name="T9">&lt;/</text:span><text:span text:style-name="T6">dependency</text:span><text:span text:style-name="T9">&gt;</text:span></text:p>
      <text:p text:style-name="P6"><text:span text:style-name="T27"/></text:p>
      <text:p text:style-name="P6"><text:span text:style-name="T27"/></text:p>
      <text:p text:style-name="P14"><text:span text:style-name="T29">K</text:span><text:span text:style-name="T18">od klasy SingleBuffer:</text:span></text:p>
      <text:p text:style-name="P9"><text:span text:style-name="T26"/></text:p>
      <text:p text:style-name="P6"><text:span text:style-name="T45">public class </text:span><text:span text:style-name="T7">SingleBuffer </text:span><text:span text:style-name="T5">implements </text:span><text:span text:style-name="T7">CSProcess{</text:span><text:line-break/><text:line-break/><text:span text:style-name="T7"><text:tab/>One2OneChannelInt </text:span><text:span text:style-name="T12">channelForProducer</text:span><text:span text:style-name="T7">;</text:span><text:line-break/><text:span text:style-name="T7"><text:tab/>ChannelOutputInt </text:span><text:span text:style-name="T12">channelOutputIntConsumer</text:span><text:span text:style-name="T7">;</text:span><text:line-break/><text:span text:style-name="T7"><text:tab/></text:span><text:span text:style-name="T5">private int </text:span><text:span text:style-name="T12">number </text:span><text:span text:style-name="T7">= </text:span><text:span text:style-name="T16">1</text:span><text:span text:style-name="T7">;</text:span><text:line-break/><text:line-break/><text:span text:style-name="T7"><text:tab/></text:span><text:span text:style-name="T5">public </text:span><text:span text:style-name="T7">SingleBuffer(One2OneChannelInt channelForProducer, ChannelOutputInt channelOutputIntConsumer) {</text:span><text:line-break/><text:span text:style-name="T7"><text:tab/><text:tab/></text:span><text:span text:style-name="T5">this</text:span><text:span text:style-name="T7">.</text:span><text:span text:style-name="T12">channelForProducer </text:span><text:span text:style-name="T7">= channelForProducer;</text:span><text:line-break/><text:span text:style-name="T7"><text:tab/><text:tab/></text:span><text:span text:style-name="T5">this</text:span><text:span text:style-name="T7">.</text:span><text:span text:style-name="T12">channelOutputIntConsumer </text:span><text:span text:style-name="T7">= channelOutputIntConsumer;</text:span><text:line-break/><text:span text:style-name="T7"><text:tab/>}</text:span><text:line-break/><text:line-break/><text:span text:style-name="T7"><text:tab/></text:span><text:span text:style-name="T14">@Override</text:span><text:line-break/><text:span text:style-name="T14"><text:tab/></text:span><text:span text:style-name="T5">public void </text:span><text:span text:style-name="T7">run() {</text:span><text:line-break/><text:span text:style-name="T7"><text:tab/><text:tab/></text:span><text:span text:style-name="T5">while </text:span><text:span text:style-name="T7">(</text:span><text:span text:style-name="T5">true</text:span><text:span text:style-name="T7">) {</text:span><text:line-break/><text:span text:style-name="T7"><text:tab/><text:tab/><text:tab/></text:span><text:span text:style-name="T12">channelForProducer</text:span><text:span text:style-name="T7">.out().write(</text:span><text:span text:style-name="T12">number</text:span><text:span text:style-name="T7">);</text:span><text:line-break/><text:span text:style-name="T7"><text:tab/><text:tab/><text:tab/></text:span><text:span text:style-name="T5">int </text:span><text:span text:style-name="T7">x = </text:span><text:span text:style-name="T12">channelForProducer</text:span><text:span text:style-name="T7">.in().read();</text:span><text:line-break/><text:span text:style-name="T7"><text:tab/><text:tab/><text:tab/></text:span><text:span text:style-name="T12">channelOutputIntConsumer</text:span><text:span text:style-name="T7">.write(x);</text:span><text:line-break/><text:span text:style-name="T7"><text:tab/><text:tab/>}</text:span><text:line-break/><text:span text:style-name="T7"><text:tab/>}</text:span><text:line-break/><text:span text:style-name="T7">}</text:span></text:p>
      <text:p text:style-name="P6"><text:span text:style-name="T27"/></text:p>
      <text:p text:style-name="P28"><text:span text:style-name="T20">N</text:span><text:span text:style-name="T21">ajwiększy problem koncepcyjny sprawiło mi zrozumienie w jaki </text:span><text:span text:style-name="T23">sposób korzystać z bufora,<text:line-break/>w którym kolejność pobierania nie ma znaczenia. W przedstawionym rozwiązaniu istotnym elementem jest to, iż pojedyncza jednostka bufora - klasa SingleBuffer może </text:span><text:span text:style-name="T22">komunikować się<text:line-break/>w obie strony z producentem, potrzeba odczytu jest oczywista, ale potrzeba zapisu jest bardziej zastanawiająca. Wątpliwości rozwiewa analiza oficjalnej dokumentacji pakietu i klasy </text:span><text:span text:style-name="T28"> </text:span><text:span text:style-name="T30">AltingChannelInputInt. Owa klasa implementuje interfejs ChannelInputInt oraz rozszerza klasę Guard. </text:span><text:span text:style-name="T31">Istotne jest właśnie owe rozszerzenie klasy, bo dzięki temu możemy w metodzie run klasy </text:span><text:soft-page-break/><text:span text:style-name="T31">producenta możemy utworzyć zmienną alternative za pomocą konstruktora, który przyjmuje jako argument właśnie pole altingChannelInputInts. W kodzie klasy SingleBuffer wczytujemy do kanału producenta wartość number – liczba bez znaczenia – po to, aby wiedzieć, że występuje komunikacja na danym kanale i za pomocą klasy Alternative wybrać kanał, na który de facto odpowiemy. </text:span></text:p>
      <text:p text:style-name="P19"><text:span text:style-name="T43">Oryginalny cytat z dokumentacji, który wyjaśnia ideę działania obiektów klasy Alternative:</text:span></text:p>
      <text:p text:style-name="P28"><text:span text:style-name="T40">„The </text:span><text:span text:style-name="Source_20_Text"><text:span text:style-name="T40">Alternative </text:span></text:span><text:span text:style-name="T40">class enables a </text:span><text:span text:style-name="Source_20_Text"><text:span text:style-name="T40">CSProcess </text:span></text:span><text:span text:style-name="T40">to wait passively for and choose between a number of </text:span><text:span text:style-name="T41">Guard</text:span><text:span text:style-name="Source_20_Text"><text:span text:style-name="T40"> </text:span></text:span><text:span text:style-name="T40">events. This is known as </text:span><text:span text:style-name="Source_20_Text"><text:span text:style-name="T40">ALT</text:span></text:span><text:span text:style-name="T42">ing</text:span><text:span text:style-name="T40">.” </text:span><text:span text:style-name="T41">Wybór odpowiedniego kanału odbywa się za pomocą metody fairSelect.</text:span></text:p>
      <text:p text:style-name="P8"><text:span text:style-name="T28"/></text:p>
      <text:p text:style-name="P14"><text:span text:style-name="T18">Kod klasy Producer:</text:span></text:p>
      <text:p text:style-name="P9"><text:span text:style-name="T26"/></text:p>
      <text:p text:style-name="P9"><text:span text:style-name="T46">public class </text:span><text:span text:style-name="T7">Producer </text:span><text:span text:style-name="T5">implements </text:span><text:span text:style-name="T7">CSProcess {</text:span><text:line-break/><text:span text:style-name="T7"><text:tab/>ChannelOutputInt[] </text:span><text:span text:style-name="T12">channelOutputInts</text:span><text:span text:style-name="T7">;</text:span><text:line-break/><text:span text:style-name="T7"><text:tab/>AltingChannelInputInt[] </text:span><text:span text:style-name="T12">altingChannelInputInts</text:span><text:span text:style-name="T7">;</text:span><text:line-break/><text:span text:style-name="T7"><text:tab/></text:span><text:line-break/><text:span text:style-name="T7"><text:tab/></text:span><text:span text:style-name="T5">public </text:span><text:span text:style-name="T7">Producer(ChannelOutputInt[] channelOutputInts, AltingChannelInputInt[] altingChannelInputInts) {</text:span><text:line-break/><text:span text:style-name="T7"><text:tab/><text:tab/></text:span><text:span text:style-name="T5">this</text:span><text:span text:style-name="T7">.</text:span><text:span text:style-name="T12">channelOutputInts </text:span><text:span text:style-name="T7">= channelOutputInts;</text:span><text:line-break/><text:span text:style-name="T7"><text:tab/><text:tab/></text:span><text:span text:style-name="T5">this</text:span><text:span text:style-name="T7">.</text:span><text:span text:style-name="T12">altingChannelInputInts </text:span><text:span text:style-name="T7">= altingChannelInputInts;</text:span><text:line-break/><text:span text:style-name="T7"><text:tab/>}</text:span><text:line-break/><text:line-break/><text:span text:style-name="T7"><text:tab/></text:span><text:span text:style-name="T5">public void </text:span><text:span text:style-name="T7">run(){</text:span><text:line-break/><text:span text:style-name="T7"><text:tab/><text:tab/></text:span><text:span text:style-name="T5">final </text:span><text:span text:style-name="T7">Alternative alternative = </text:span><text:span text:style-name="T5">new </text:span><text:span text:style-name="T7">Alternative (</text:span><text:span text:style-name="T12">altingChannelInputInts</text:span><text:span text:style-name="T7">);</text:span><text:line-break/><text:span text:style-name="T7"> <text:s text:c="7"/><text:tab/></text:span><text:span text:style-name="T5">int </text:span><text:span text:style-name="T7">counter = </text:span><text:span text:style-name="T16">0</text:span><text:span text:style-name="T7">;</text:span><text:line-break/><text:span text:style-name="T7"><text:tab/><text:tab/></text:span><text:span text:style-name="T5">while</text:span><text:span text:style-name="T7">(</text:span><text:span text:style-name="T5">true</text:span><text:span text:style-name="T7">){</text:span><text:line-break/><text:span text:style-name="T7"> <text:s text:c="6"/><text:tab/> <text:tab/></text:span><text:span text:style-name="T5">int </text:span><text:span text:style-name="T7">i=alternative.fairSelect();</text:span><text:line-break/><text:span text:style-name="T7"><text:tab/> <text:s text:c="6"/><text:tab/></text:span><text:span text:style-name="T5">int </text:span><text:span text:style-name="T7">x=</text:span><text:span text:style-name="T12">altingChannelInputInts</text:span><text:span text:style-name="T7">[i].read();</text:span><text:line-break/><text:span text:style-name="T7"><text:tab/><text:tab/><text:tab/>System.</text:span><text:span text:style-name="T13">out</text:span><text:span text:style-name="T7">.println(x);</text:span><text:line-break/><text:span text:style-name="T7"><text:tab/><text:tab/><text:tab/></text:span><text:span text:style-name="T12">channelOutputInts</text:span><text:span text:style-name="T7">[i].write(++counter);</text:span><text:line-break/><text:span text:style-name="T7"><text:tab/><text:tab/>}<text:tab/><text:tab/></text:span><text:line-break/><text:span text:style-name="T7"><text:tab/>}</text:span><text:line-break/><text:span text:style-name="T7">}</text:span></text:p>
      <text:p text:style-name="P9"><text:span text:style-name="T7"/></text:p>
      <text:p text:style-name="P9"><text:span text:style-name="T7"/></text:p>
      <text:p text:style-name="P15"><text:span text:style-name="T18">Kod klasy Consumer:</text:span></text:p>
      <text:p text:style-name="P10"><text:span text:style-name="T26"/></text:p>
      <text:p text:style-name="P10"><text:span text:style-name="T46">public class </text:span><text:span text:style-name="T7">Consumer </text:span><text:span text:style-name="T5">implements </text:span><text:span text:style-name="T7">CSProcess{</text:span><text:line-break/><text:line-break/><text:span text:style-name="T7"><text:tab/></text:span><text:span text:style-name="T5">private </text:span><text:span text:style-name="T7">AltingChannelInputInt[] </text:span><text:span text:style-name="T12">channelEnd</text:span><text:span text:style-name="T7">;</text:span><text:line-break/><text:span text:style-name="T7"><text:tab/></text:span><text:line-break/><text:span text:style-name="T7"><text:tab/>Consumer(AltingChannelInputInt[] channelEnd){</text:span><text:line-break/><text:span text:style-name="T7"><text:tab/><text:tab/></text:span><text:span text:style-name="T5">this</text:span><text:span text:style-name="T7">.</text:span><text:span text:style-name="T12">channelEnd</text:span><text:span text:style-name="T7">=channelEnd;</text:span><text:line-break/><text:span text:style-name="T7"><text:tab/>}</text:span><text:line-break/><text:span text:style-name="T7"><text:tab/></text:span><text:line-break/><text:span text:style-name="T7"><text:tab/></text:span><text:span text:style-name="T5">public void </text:span><text:span text:style-name="T7">run(){</text:span><text:line-break/><text:span text:style-name="T7"> <text:s text:c="7"/></text:span><text:span text:style-name="T5">final </text:span><text:span text:style-name="T7">Alternative alt = </text:span><text:span text:style-name="T5">new </text:span><text:span text:style-name="T7">Alternative (</text:span><text:span text:style-name="T12">channelEnd</text:span><text:span text:style-name="T7">);</text:span><text:line-break/><text:span text:style-name="T7"> <text:s text:c="7"/></text:span><text:line-break/><text:span text:style-name="T7"><text:tab/><text:tab/></text:span><text:span text:style-name="T5">while</text:span><text:span text:style-name="T7">(</text:span><text:span text:style-name="T5">true</text:span><text:span text:style-name="T7">){</text:span><text:line-break/><text:span text:style-name="T7"> <text:s text:c="6"/><text:tab/> <text:tab/></text:span><text:span text:style-name="T5">int </text:span><text:span text:style-name="T7">i=alt.fairSelect();</text:span><text:line-break/><text:span text:style-name="T7"><text:tab/> <text:s text:c="6"/><text:tab/></text:span><text:span text:style-name="T5">int </text:span><text:span text:style-name="T7">x=</text:span><text:span text:style-name="T12">channelEnd</text:span><text:span text:style-name="T7">[i].read();</text:span><text:line-break/><text:span text:style-name="T7"><text:tab/> <text:s text:c="6"/><text:tab/>System.</text:span><text:span text:style-name="T13">out</text:span><text:span text:style-name="T7">.println(x);<text:tab/></text:span><text:line-break/><text:span text:style-name="T7"><text:tab/><text:tab/>}</text:span><text:line-break/><text:span text:style-name="T7"><text:tab/>}</text:span><text:line-break/><text:span text:style-name="T7">}</text:span></text:p>
      <text:p text:style-name="P10"><text:span text:style-name="T26"/></text:p>
      <text:p text:style-name="P11"><text:span text:style-name="T26">Tutaj podobnie jak wcześniej korzystamy z klasy AltingChannelInputInt, która w połączeniu z z użyciem klasy Alternative zapewnia, iż kanały będą wybierane sprawiedliwie.</text:span></text:p>
      <text:p text:style-name="P11"><text:soft-page-break/><text:span text:style-name="T26"/></text:p>
      <text:p text:style-name="P13"><text:span text:style-name="T18">Kod klasy Main:</text:span></text:p>
      <text:p text:style-name="P11"><text:span text:style-name="T26"/></text:p>
      <text:p text:style-name="P11"><text:span text:style-name="T46">public class </text:span><text:span text:style-name="T7">Main {</text:span><text:line-break/><text:span text:style-name="T7"><text:tab/></text:span><text:span text:style-name="T5">private </text:span><text:span text:style-name="T7">SingleBuffer[] </text:span><text:span text:style-name="T12">buffers</text:span><text:span text:style-name="T7">;</text:span><text:line-break/><text:span text:style-name="T7"><text:tab/></text:span><text:span text:style-name="T5">private </text:span><text:span text:style-name="T7">One2OneChannelInt[] </text:span><text:span text:style-name="T12">channelForConsumer</text:span><text:span text:style-name="T7">;</text:span><text:line-break/><text:span text:style-name="T7"><text:tab/></text:span><text:span text:style-name="T5">private </text:span><text:span text:style-name="T7">One2OneChannelInt[] </text:span><text:span text:style-name="T12">channelForProducer</text:span><text:span text:style-name="T7">;</text:span><text:line-break/><text:span text:style-name="T7"><text:tab/></text:span><text:span text:style-name="T5">private </text:span><text:span text:style-name="T7">Consumer </text:span><text:span text:style-name="T12">consumer</text:span><text:span text:style-name="T7">;</text:span><text:line-break/><text:span text:style-name="T7"><text:tab/></text:span><text:span text:style-name="T5">private </text:span><text:span text:style-name="T7">Producer </text:span><text:span text:style-name="T12">producer</text:span><text:span text:style-name="T7">;</text:span><text:line-break/><text:line-break/><text:line-break/><text:span text:style-name="T7"><text:tab/>Main(</text:span><text:span text:style-name="T5">int </text:span><text:span text:style-name="T7">n){</text:span><text:line-break/><text:span text:style-name="T7"><text:tab/><text:tab/></text:span><text:span text:style-name="T12">channelForProducer </text:span><text:span text:style-name="T7">= Channel.</text:span><text:span text:style-name="T11">one2oneIntArray</text:span><text:span text:style-name="T7">(n);</text:span><text:line-break/><text:span text:style-name="T7"><text:tab/><text:tab/></text:span><text:span text:style-name="T12">channelForConsumer </text:span><text:span text:style-name="T7">= Channel.</text:span><text:span text:style-name="T11">one2oneIntArray</text:span><text:span text:style-name="T7">(n);</text:span><text:line-break/><text:line-break/><text:span text:style-name="T7"><text:tab/><text:tab/>ChannelOutputInt[] consumerOut = Channel.</text:span><text:span text:style-name="T11">getOutputArray</text:span><text:span text:style-name="T7">(</text:span><text:span text:style-name="T12">channelForConsumer</text:span><text:span text:style-name="T7">);</text:span><text:line-break/><text:span text:style-name="T7"><text:tab/><text:tab/>ChannelOutputInt[] producerOut = Channel.</text:span><text:span text:style-name="T11">getOutputArray</text:span><text:span text:style-name="T7">(</text:span><text:span text:style-name="T12">channelForProducer</text:span><text:span text:style-name="T7">);</text:span><text:line-break/><text:span text:style-name="T7"><text:tab/><text:tab/>AltingChannelInputInt[] consumerIn = Channel.</text:span><text:span text:style-name="T11">getInputArray</text:span><text:span text:style-name="T7">(</text:span><text:span text:style-name="T12">channelForConsumer</text:span><text:span text:style-name="T7">);</text:span><text:line-break/><text:span text:style-name="T7"><text:tab/><text:tab/>AltingChannelInputInt[] producerIn = Channel.</text:span><text:span text:style-name="T11">getInputArray</text:span><text:span text:style-name="T7">(</text:span><text:span text:style-name="T12">channelForProducer</text:span><text:span text:style-name="T7">);</text:span><text:line-break/><text:line-break/><text:span text:style-name="T7"><text:tab/><text:tab/></text:span><text:span text:style-name="T12">consumer</text:span><text:span text:style-name="T7">= </text:span><text:span text:style-name="T5">new </text:span><text:span text:style-name="T7">Consumer(consumerIn);</text:span><text:line-break/><text:span text:style-name="T7"><text:tab/><text:tab/></text:span><text:span text:style-name="T12">producer </text:span><text:span text:style-name="T7">= </text:span><text:span text:style-name="T5">new </text:span><text:span text:style-name="T7">Producer(producerOut, producerIn);</text:span><text:line-break/><text:span text:style-name="T7"><text:tab/><text:tab/></text:span><text:span text:style-name="T12">buffers </text:span><text:span text:style-name="T7">= </text:span><text:span text:style-name="T5">new </text:span><text:span text:style-name="T7">SingleBuffer[n];</text:span><text:line-break/><text:span text:style-name="T7"><text:tab/><text:tab/></text:span><text:span text:style-name="T5">for</text:span><text:span text:style-name="T7">(</text:span><text:span text:style-name="T5">int </text:span><text:span text:style-name="T7">i=</text:span><text:span text:style-name="T16">0</text:span><text:span text:style-name="T7">;i&lt;</text:span><text:span text:style-name="T12">buffers</text:span><text:span text:style-name="T7">.</text:span><text:span text:style-name="T12">length</text:span><text:span text:style-name="T7">;i++){</text:span><text:line-break/><text:span text:style-name="T7"><text:tab/><text:tab/><text:tab/></text:span><text:span text:style-name="T12">buffers</text:span><text:span text:style-name="T7">[i]=</text:span><text:span text:style-name="T5">new </text:span><text:span text:style-name="T7">SingleBuffer(</text:span><text:span text:style-name="T12">channelForProducer</text:span><text:span text:style-name="T7">[i], consumerOut[i]);</text:span><text:line-break/><text:span text:style-name="T7"><text:tab/><text:tab/>}</text:span><text:line-break/><text:span text:style-name="T7"><text:tab/>}</text:span><text:line-break/><text:line-break/><text:line-break/><text:span text:style-name="T7"><text:tab/></text:span><text:span text:style-name="T5">public static void </text:span><text:span text:style-name="T7">main(String[] args){</text:span><text:line-break/><text:span text:style-name="T7"><text:tab/><text:tab/>Main main = </text:span><text:span text:style-name="T5">new </text:span><text:span text:style-name="T7">Main(</text:span><text:span text:style-name="T16">15</text:span><text:span text:style-name="T7">);</text:span><text:line-break/><text:span text:style-name="T7"><text:tab/><text:tab/>Parallel parallel = </text:span><text:span text:style-name="T5">new </text:span><text:span text:style-name="T7">Parallel();</text:span><text:line-break/><text:span text:style-name="T7"><text:tab/><text:tab/></text:span><text:span text:style-name="T5">for</text:span><text:span text:style-name="T7">(SingleBuffer b: main.</text:span><text:span text:style-name="T12">buffers</text:span><text:span text:style-name="T7">){</text:span><text:line-break/><text:span text:style-name="T7"><text:tab/><text:tab/><text:tab/>parallel.addProcess(b);</text:span><text:line-break/><text:span text:style-name="T7"><text:tab/><text:tab/>}</text:span><text:line-break/><text:span text:style-name="T7"><text:tab/><text:tab/>parallel.addProcess(main.</text:span><text:span text:style-name="T12">consumer</text:span><text:span text:style-name="T7">);</text:span><text:line-break/><text:span text:style-name="T7"><text:tab/><text:tab/>parallel.addProcess(main.</text:span><text:span text:style-name="T12">producer</text:span><text:span text:style-name="T7">);</text:span><text:line-break/><text:span text:style-name="T7"><text:tab/><text:tab/>parallel.run();</text:span><text:line-break/><text:span text:style-name="T7"><text:tab/>}</text:span><text:line-break/><text:span text:style-name="T7">}</text:span></text:p>
      <text:p text:style-name="P11"><text:span text:style-name="T26"/></text:p>
      <text:p text:style-name="P11"><text:span text:style-name="T26">W konstruktorze odpowiednio ustawiamy wszystkie pola, natomiast w metodzie main wykorzystujemy klasę Parallel w celu współbieżnego uruchomienia wszystkich procesów składających się na n-elementowy bufor.</text:span></text:p>
      <text:p text:style-name="P11"><text:span text:style-name="T26"/></text:p>
      <text:p text:style-name="P17"><text:span text:style-name="T19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pan text:style-name="T32"/></text:p>
      <text:p text:style-name="P27"><text:soft-page-break/><text:span text:style-name="T32">Zadanie </text:span><text:span text:style-name="T39">2.</text:span></text:p>
      <text:p text:style-name="P13"><text:span text:style-name="T19">W drugim zadaniu pobieranie elementów powinno odbywać się w takiej kolejności, w jakiej były umieszczane w buforze. </text:span><text:span text:style-name="T24">Taki rezultat uzyskujemy łącząc sekwencyjnie kolejne jednostki bufora.</text:span></text:p>
      <text:p text:style-name="P13"><text:span text:style-name="T24"/></text:p>
      <text:p text:style-name="P16"><text:span text:style-name="T18">Kod klasy SingleBuffer:</text:span></text:p>
      <text:p text:style-name="P16"><text:span text:style-name="T18"/></text:p>
      <text:p text:style-name="P25"><text:span text:style-name="T47">public class </text:span><text:span text:style-name="T8">SingleBuffer </text:span><text:span text:style-name="T5">implements </text:span><text:span text:style-name="T8">CSProcess{</text:span><text:line-break/><text:line-break/><text:span text:style-name="T8"><text:tab/>ChannelInputInt </text:span><text:span text:style-name="T12">channelInputInt</text:span><text:span text:style-name="T8">;</text:span><text:line-break/><text:span text:style-name="T8"><text:tab/>ChannelOutputInt </text:span><text:span text:style-name="T12">channelOutputInt</text:span><text:span text:style-name="T8">;</text:span><text:line-break/><text:span text:style-name="T8"><text:tab/></text:span><text:line-break/><text:span text:style-name="T8"><text:tab/></text:span><text:span text:style-name="T5">public </text:span><text:span text:style-name="T8">SingleBuffer(ChannelInputInt channelInputInt, ChannelOutputInt channelOutputInt) {</text:span><text:line-break/><text:span text:style-name="T8"><text:tab/><text:tab/></text:span><text:span text:style-name="T5">this</text:span><text:span text:style-name="T8">.</text:span><text:span text:style-name="T12">channelInputInt </text:span><text:span text:style-name="T8">= channelInputInt;</text:span><text:line-break/><text:span text:style-name="T8"><text:tab/><text:tab/></text:span><text:span text:style-name="T5">this</text:span><text:span text:style-name="T8">.</text:span><text:span text:style-name="T12">channelOutputInt </text:span><text:span text:style-name="T8">= channelOutputInt;</text:span><text:line-break/><text:span text:style-name="T8"><text:tab/>}</text:span><text:line-break/><text:line-break/><text:span text:style-name="T8"><text:tab/></text:span><text:span text:style-name="T15">@Override</text:span><text:line-break/><text:span text:style-name="T15"><text:tab/></text:span><text:span text:style-name="T5">public void </text:span><text:span text:style-name="T8">run() {</text:span><text:line-break/><text:span text:style-name="T8"><text:tab/><text:tab/></text:span><text:span text:style-name="T5">while</text:span><text:span text:style-name="T8">(</text:span><text:span text:style-name="T5">true</text:span><text:span text:style-name="T8">){</text:span><text:line-break/><text:span text:style-name="T8"><text:tab/><text:tab/><text:tab/></text:span><text:span text:style-name="T12">channelOutputInt</text:span><text:span text:style-name="T8">.write(</text:span><text:span text:style-name="T12">channelInputInt</text:span><text:span text:style-name="T8">.read());</text:span><text:line-break/><text:span text:style-name="T8"><text:tab/><text:tab/>}</text:span><text:line-break/><text:span text:style-name="T8"><text:tab/>}</text:span><text:line-break/><text:line-break/><text:span text:style-name="T8">}</text:span><text:line-break/></text:p>
      <text:p text:style-name="P16"><text:span text:style-name="T18">Kod klasy Producer:</text:span></text:p>
      <text:p text:style-name="P25"><text:span text:style-name="T19"/></text:p>
      <text:p text:style-name="P25"><text:span text:style-name="T47">public class </text:span><text:span text:style-name="T8">Producer </text:span><text:span text:style-name="T5">implements </text:span><text:span text:style-name="T8">CSProcess{</text:span><text:line-break/><text:span text:style-name="T8"><text:tab/>ChannelOutputInt </text:span><text:span text:style-name="T12">channelOutputInt</text:span><text:span text:style-name="T8">;</text:span><text:line-break/><text:line-break/><text:span text:style-name="T8"><text:tab/></text:span><text:span text:style-name="T5">public </text:span><text:span text:style-name="T8">Producer(ChannelOutputInt channelOutputInt) {</text:span><text:line-break/><text:span text:style-name="T8"><text:tab/><text:tab/></text:span><text:span text:style-name="T5">this</text:span><text:span text:style-name="T8">.</text:span><text:span text:style-name="T12">channelOutputInt </text:span><text:span text:style-name="T8">= channelOutputInt;</text:span><text:line-break/><text:span text:style-name="T8"><text:tab/>}</text:span><text:line-break/><text:line-break/><text:span text:style-name="T8"><text:tab/></text:span><text:span text:style-name="T15">@Override</text:span><text:line-break/><text:span text:style-name="T15"><text:tab/></text:span><text:span text:style-name="T5">public void </text:span><text:span text:style-name="T8">run() {</text:span><text:line-break/><text:span text:style-name="T8"><text:tab/><text:tab/></text:span><text:span text:style-name="T5">int </text:span><text:span text:style-name="T8">counter=</text:span><text:span text:style-name="T17">0</text:span><text:span text:style-name="T8">;</text:span><text:line-break/><text:span text:style-name="T8"><text:tab/><text:tab/></text:span><text:span text:style-name="T5">while</text:span><text:span text:style-name="T8">(</text:span><text:span text:style-name="T5">true</text:span><text:span text:style-name="T8">){</text:span><text:line-break/><text:span text:style-name="T8"><text:tab/><text:tab/><text:tab/></text:span><text:span text:style-name="T12">channelOutputInt</text:span><text:span text:style-name="T8">.write(++counter);</text:span><text:line-break/><text:span text:style-name="T8"><text:tab/><text:tab/>}</text:span><text:line-break/><text:span text:style-name="T8"><text:tab/>}</text:span><text:line-break/><text:span text:style-name="T8">}</text:span><text:line-break/></text:p>
      <text:p text:style-name="P16"><text:span text:style-name="T18">Kod klasy Consumer:</text:span></text:p>
      <text:p text:style-name="P25"><text:span text:style-name="T19"/></text:p>
      <text:p text:style-name="P25"><text:span text:style-name="T47">public class </text:span><text:span text:style-name="T8">Consumer </text:span><text:span text:style-name="T5">implements </text:span><text:span text:style-name="T8">CSProcess{</text:span><text:line-break/><text:line-break/><text:span text:style-name="T8"><text:tab/>ChannelInputInt </text:span><text:span text:style-name="T12">channelInputInt</text:span><text:span text:style-name="T8">;</text:span><text:line-break/><text:span text:style-name="T8"><text:tab/></text:span><text:line-break/><text:span text:style-name="T8"><text:tab/></text:span><text:span text:style-name="T5">public </text:span><text:span text:style-name="T8">Consumer(ChannelInputInt channelInputInt) {</text:span><text:line-break/><text:span text:style-name="T8"><text:tab/><text:tab/></text:span><text:span text:style-name="T5">this</text:span><text:span text:style-name="T8">.</text:span><text:span text:style-name="T12">channelInputInt </text:span><text:span text:style-name="T8">= channelInputInt;</text:span><text:line-break/><text:span text:style-name="T8"><text:tab/>}</text:span><text:line-break/><text:line-break/><text:span text:style-name="T8"><text:tab/></text:span><text:span text:style-name="T15">@Override</text:span><text:line-break/><text:span text:style-name="T15"><text:tab/></text:span><text:span text:style-name="T5">public void </text:span><text:span text:style-name="T8">run() {</text:span><text:line-break/><text:span text:style-name="T8"><text:tab/><text:tab/></text:span><text:span text:style-name="T5">while</text:span><text:span text:style-name="T8">(</text:span><text:span text:style-name="T5">true</text:span><text:span text:style-name="T8">){</text:span><text:line-break/><text:span text:style-name="T8"><text:tab/><text:tab/><text:tab/>System.</text:span><text:span text:style-name="T13">out</text:span><text:span text:style-name="T8">.println(</text:span><text:span text:style-name="T12">channelInputInt</text:span><text:span text:style-name="T8">.read());</text:span><text:line-break/><text:soft-page-break/><text:span text:style-name="T8"><text:tab/><text:tab/>}</text:span><text:line-break/><text:span text:style-name="T8"><text:tab/>}</text:span><text:line-break/><text:line-break/><text:span text:style-name="T8">}</text:span></text:p>
      <text:p text:style-name="P25"><text:span text:style-name="T19"/></text:p>
      <text:p text:style-name="P16"><text:span text:style-name="T18">Kod klasy Main:</text:span></text:p>
      <text:p text:style-name="P16"><text:span text:style-name="T18"/></text:p>
      <text:p text:style-name="P25"><text:span text:style-name="T47">public class </text:span><text:span text:style-name="T8">Main {</text:span><text:line-break/><text:span text:style-name="T8"><text:tab/></text:span><text:span text:style-name="T5">private </text:span><text:span text:style-name="T8">SingleBuffer[] </text:span><text:span text:style-name="T12">buffers</text:span><text:span text:style-name="T8">;</text:span><text:line-break/><text:span text:style-name="T8"><text:tab/></text:span><text:span text:style-name="T5">private </text:span><text:span text:style-name="T8">Consumer </text:span><text:span text:style-name="T12">consumer</text:span><text:span text:style-name="T8">;</text:span><text:line-break/><text:span text:style-name="T8"><text:tab/></text:span><text:span text:style-name="T5">private </text:span><text:span text:style-name="T8">Producer </text:span><text:span text:style-name="T12">producer</text:span><text:span text:style-name="T8">;</text:span><text:line-break/><text:span text:style-name="T8"><text:tab/></text:span><text:span text:style-name="T5">private </text:span><text:span text:style-name="T8">One2OneChannelInt[] </text:span><text:span text:style-name="T12">channels</text:span><text:span text:style-name="T8">;</text:span><text:line-break/><text:span text:style-name="T8"><text:tab/></text:span><text:line-break/><text:span text:style-name="T8"><text:tab/>Main(</text:span><text:span text:style-name="T5">int </text:span><text:span text:style-name="T8">n){</text:span><text:line-break/><text:span text:style-name="T8"><text:tab/> <text:s text:c="2"/></text:span><text:span text:style-name="T12">channels </text:span><text:span text:style-name="T8">= Channel.</text:span><text:span text:style-name="T10">one2oneIntArray</text:span><text:span text:style-name="T8">(n);</text:span><text:line-break/><text:span text:style-name="T8"><text:tab/> <text:s text:c="2"/></text:span><text:line-break/><text:span text:style-name="T8"><text:tab/> <text:s text:c="2"/></text:span><text:span text:style-name="T12">consumer</text:span><text:span text:style-name="T8">= </text:span><text:span text:style-name="T5">new </text:span><text:span text:style-name="T8">Consumer(</text:span><text:span text:style-name="T12">channels</text:span><text:span text:style-name="T8">[n-</text:span><text:span text:style-name="T17">1</text:span><text:span text:style-name="T8">].in());</text:span><text:line-break/><text:span text:style-name="T8"><text:tab/> <text:s text:c="2"/></text:span><text:span text:style-name="T12">producer </text:span><text:span text:style-name="T8">= </text:span><text:span text:style-name="T5">new </text:span><text:span text:style-name="T8">Producer(</text:span><text:span text:style-name="T12">channels</text:span><text:span text:style-name="T8">[</text:span><text:span text:style-name="T17">0</text:span><text:span text:style-name="T8">].out());</text:span><text:line-break/><text:span text:style-name="T8"><text:tab/> <text:s text:c="2"/></text:span><text:span text:style-name="T12">buffers </text:span><text:span text:style-name="T8">= </text:span><text:span text:style-name="T5">new </text:span><text:span text:style-name="T8">SingleBuffer[n];</text:span><text:line-break/><text:span text:style-name="T8"><text:tab/> <text:s text:c="2"/></text:span><text:span text:style-name="T5">for</text:span><text:span text:style-name="T8">(</text:span><text:span text:style-name="T5">int </text:span><text:span text:style-name="T8">i=</text:span><text:span text:style-name="T17">0</text:span><text:span text:style-name="T8">;i&lt;</text:span><text:span text:style-name="T12">buffers</text:span><text:span text:style-name="T8">.</text:span><text:span text:style-name="T12">length</text:span><text:span text:style-name="T8">-</text:span><text:span text:style-name="T17">1</text:span><text:span text:style-name="T8">;i++){</text:span><text:line-break/><text:span text:style-name="T8"><text:tab/><text:tab/> <text:s text:c="2"/></text:span><text:span text:style-name="T12">buffers</text:span><text:span text:style-name="T8">[i]=</text:span><text:span text:style-name="T5">new </text:span><text:span text:style-name="T8">SingleBuffer(</text:span><text:span text:style-name="T12">channels</text:span><text:span text:style-name="T8">[i].in(), </text:span><text:span text:style-name="T12">channels</text:span><text:span text:style-name="T8">[i+</text:span><text:span text:style-name="T17">1</text:span><text:span text:style-name="T8">].out());</text:span><text:line-break/><text:span text:style-name="T8"><text:tab/> <text:s text:c="2"/>} <text:s/></text:span><text:line-break/><text:span text:style-name="T8"><text:tab/>}</text:span><text:line-break/><text:line-break/><text:line-break/><text:span text:style-name="T8"><text:tab/></text:span><text:span text:style-name="T5">public static void </text:span><text:span text:style-name="T8">main(String[] args){</text:span><text:line-break/><text:span text:style-name="T8"><text:tab/><text:tab/>Main main = </text:span><text:span text:style-name="T5">new </text:span><text:span text:style-name="T8">Main(</text:span><text:span text:style-name="T17">15</text:span><text:span text:style-name="T8">);</text:span><text:line-break/><text:span text:style-name="T8"><text:tab/><text:tab/>Parallel parallel = </text:span><text:span text:style-name="T5">new </text:span><text:span text:style-name="T8">Parallel();</text:span><text:line-break/><text:span text:style-name="T8"><text:tab/><text:tab/></text:span><text:span text:style-name="T5">for</text:span><text:span text:style-name="T8">(SingleBuffer singleBuffer: main.</text:span><text:span text:style-name="T12">buffers</text:span><text:span text:style-name="T8">){</text:span><text:line-break/><text:span text:style-name="T8"><text:tab/><text:tab/><text:tab/>parallel.addProcess(singleBuffer);</text:span><text:line-break/><text:span text:style-name="T8"><text:tab/><text:tab/>}</text:span><text:line-break/><text:span text:style-name="T8"><text:tab/><text:tab/>parallel.addProcess(main.</text:span><text:span text:style-name="T12">consumer</text:span><text:span text:style-name="T8">);</text:span><text:line-break/><text:span text:style-name="T8"><text:tab/><text:tab/>parallel.addProcess(main.</text:span><text:span text:style-name="T12">producer</text:span><text:span text:style-name="T8">);</text:span><text:line-break/><text:span text:style-name="T8"><text:tab/><text:tab/>parallel.run();</text:span><text:line-break/><text:span text:style-name="T8"><text:tab/>}</text:span><text:line-break/><text:span text:style-name="T8">}</text:span></text:p>
      <text:p text:style-name="P25"><text:span text:style-name="T19"/></text:p>
      <text:p text:style-name="P18"><text:span text:style-name="T19"/></text:p>
      <text:p text:style-name="P26"><text:span text:style-name="T19">W drugim zadaniu sam koncept jest prostszy, ponieważ nie musimy się zastanawiać nad wyborem pojedynczej jednostki bufora, ponieważ porcja – liczba generowana przez producenta wędruje przez wszystkie jednostki bufora po kolei.</text:span></text:p>
      <text:p text:style-name="P26"><text:span text:style-name="T19"/></text:p>
      <text:p text:style-name="P29"><text:span text:style-name="T25">Podsumowując pakiet JCSP pozwala odwzorować ideę komunikujących się sekwencyjnych procesów zaproponowaną przez Hoare’a na język programowania Java. Osobiście miałem po raz pierwszy kontakt z pakietem JCSP oraz samą teorią Hoare’a i wydaje mi się, iż aby rozsądnie wykorzystać owe narzędzia potrzebne jest dobre zrozumienie teoretyczne. <text:s/>Niemniej jednak cieszę się z poznania owych narzędzi, ponieważ mogą się one okazać bardzo przydatne w dalszym nauczaniu.</text:span></text:p>
      <text:p text:style-name="P26"><text:span text:style-name="T19"/></text:p>
      <text:p text:style-name="P30"><text:span text:style-name="T19"/></text:p>
      <text:p text:style-name="P18"><text:span text:style-name="T19"/></text:p>
      <text:p text:style-name="P4"><text:span text:style-name="T19"/></text:p>
      <text:p text:style-name="P2"/>
      <text:p text:style-name="P2"/>
      <text:p text:style-name="P2"/>
      <text:p text:style-name="P2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'Trebuchet MS', 'Lucida Grande', Verdana, sans-serif"/>
    <style:font-face style:name="Calibri" svg:font-family="Calibri, sans-serif"/>
    <style:font-face style:name="Consolas1" svg:font-family="Consolas"/>
    <style:font-face style:name="Times New Roman1" svg:font-family="'Times New Roman'"/>
    <style:font-face style:name="Times New Roman" svg:font-family="'Times New Roman', serif"/>
    <style:font-face style:name="Serif" svg:font-family="Serif" style:font-family-generic="roman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serif" svg:font-family="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5T14:24:36.129000000</meta:creation-date>
    <meta:generator>LibreOffice/6.3.3.2$Windows_X86_64 LibreOffice_project/a64200df03143b798afd1ec74a12ab50359878ed</meta:generator>
    <dc:date>2020-01-02T11:56:04.150000000</dc:date>
    <meta:editing-duration>P1DT13H21M1S</meta:editing-duration>
    <meta:editing-cycles>6</meta:editing-cycles>
    <meta:document-statistic meta:table-count="0" meta:image-count="0" meta:object-count="0" meta:page-count="5" meta:paragraph-count="31" meta:word-count="828" meta:character-count="8130" meta:non-whitespace-character-count="6984"/>
  </office:meta>
</office:document-meta>
</file>